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QName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Ex.set_xmlanysimple( XmlAnySimpleTyp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QNameHolderEx.validateValue( QName v , SchemaType sType , Valid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QNameHolderEx.JavaQName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Ex.set_text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QNameHolderEx.validateLexical( String v , SchemaType sType , ValidationContext context , Prefix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QNameHolderEx.set_Q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QName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QName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